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0c8a4c" officeooo:paragraph-rsid="000c8a4c" style:font-weight-asian="bold"/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8a4c" style:font-weight-asian="bold"/>
    </style:style>
    <style:style style:name="T3" style:family="text">
      <style:text-properties officeooo:rsid="000e37fb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er Feedback Form</text:p>
      <text:p text:style-name="P2">CIS3250(L)</text:p>
      <text:p text:style-name="P2"/>
      <text:p text:style-name="Standard"><text:span text:style-name="T1">Your name Taj Ali</text:span></text:p>
      <text:p text:style-name="P3"><text:span text:style-name="T1">Presenters Name <text:s/>Madison Vandersluis<text:tab/><text:tab/><text:tab/>Date <text:s/></text:span><text:span text:style-name="T1"><draw:control text:anchor-type="as-char" draw:z-index="0" draw:style-name="gr1" draw:text-style-name="P8" svg:width="1.0606in" svg:height="0.2276in" draw:control="control1"/></text:span></text:p>
      <text:p text:style-name="Standard">Briefly describe what the presentation was about.</text:p>
      <text:p text:style-name="P7">Why you should play Kingdom Hearts</text:p>
      <text:p text:style-name="Standard"/>
      <text:p text:style-name="Standard">What did the presenter do particularly well?</text:p>
      <text:p text:style-name="Standard"><text:span text:style-name="T1">The speaker talked about </text:span><text:bookmark text:name="_GoBack"/><text:span text:style-name="T2">an amazing game and was passionate about the topic</text:span><text:span text:style-name="T1"> </text:span></text:p>
      <text:p text:style-name="Standard"/>
      <text:p text:style-name="Standard">What areas could the presenter improve on?</text:p>
      <text:p text:style-name="P6">The presentation was <text:span text:style-name="T3">g</text:span>ood overall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3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8" svg:width="1.5087in" svg:height="0.2276in" draw:control="control2"/></text:p>
      <text:p text:style-name="Standard"><text:span text:style-name="T1">Voice was clear and I heard you easily</text:span></text:p>
      <text:p text:style-name="Standard">Speakers Poise and composure – including eye contact and body language</text:p>
      <text:p text:style-name="Standard"><draw:control text:anchor-type="as-char" draw:z-index="2" draw:style-name="gr2" draw:text-style-name="P8" svg:width="1.5087in" svg:height="0.2276in" draw:control="control3"/></text:p>
      <text:p text:style-name="P6">Good eye contact and body language</text:p>
      <text:p text:style-name="Standard">Organization – structure of the speech</text:p>
      <text:p text:style-name="Standard"><text:soft-page-break/><draw:control text:anchor-type="as-char" draw:z-index="3" draw:style-name="gr2" draw:text-style-name="P8" svg:width="1.5087in" svg:height="0.2276in" draw:control="control4"/></text:p>
      <text:p text:style-name="P6">Well organiz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5</meta:editing-cycles>
    <meta:creation-date>2018-08-28T12:51:00</meta:creation-date>
    <dc:date>2019-04-26T18:15:28.026440745</dc:date>
    <meta:editing-duration>PT2H50M55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20" meta:character-count="786" meta:non-whitespace-character-count="676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